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1a10" officeooo:paragraph-rsid="00051a1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051a10" officeooo:paragraph-rsid="00051a1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75bff" officeooo:paragraph-rsid="00175bf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bold" officeooo:rsid="000dc567" officeooo:paragraph-rsid="000dc567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3pt" fo:font-weight="normal" officeooo:rsid="00051a10" officeooo:paragraph-rsid="00051a10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dc567" officeooo:paragraph-rsid="00051a10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dc567" officeooo:paragraph-rsid="000dc567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05caad" officeooo:paragraph-rsid="00051a10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0c7e19" officeooo:paragraph-rsid="000c7e19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bold" officeooo:rsid="000c7e19" officeooo:paragraph-rsid="000c7e19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0dc567" officeooo:paragraph-rsid="000dc567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normal" officeooo:rsid="000dc567" officeooo:paragraph-rsid="000dc567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bold" officeooo:rsid="000dc567" officeooo:paragraph-rsid="000dc567" style:font-size-asian="13pt" style:font-weight-asian="bold" style:font-size-complex="13pt" style:font-weight-complex="bold"/>
    </style:style>
    <style:style style:name="P14" style:family="paragraph" style:parent-style-name="Standard">
      <style:text-properties officeooo:paragraph-rsid="00051a10"/>
    </style:style>
    <style:style style:name="P15" style:family="paragraph" style:parent-style-name="Standard">
      <style:text-properties officeooo:paragraph-rsid="000dc567"/>
    </style:style>
    <style:style style:name="P16" style:family="paragraph" style:parent-style-name="Standard">
      <style:text-properties fo:font-size="13pt" style:text-underline-style="none" fo:font-weight="normal" officeooo:rsid="0019eff4" officeooo:paragraph-rsid="000dc56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bf27a" officeooo:paragraph-rsid="001bf27a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bold" officeooo:rsid="001bf27a" officeooo:paragraph-rsid="001bf27a" style:font-size-asian="13pt" style:font-weight-asian="bold" style:font-size-complex="13pt" style:font-weight-complex="bold"/>
    </style:style>
    <style:style style:name="T1" style:family="text">
      <style:text-properties officeooo:rsid="0005caad"/>
    </style:style>
    <style:style style:name="T2" style:family="text">
      <style:text-properties style:text-position="super 58%" fo:font-size="13pt" fo:font-weight="normal" officeooo:rsid="0005caad" style:font-size-asian="11.3500003814697pt" style:font-weight-asian="normal" style:font-size-complex="13pt" style:font-weight-complex="normal"/>
    </style:style>
    <style:style style:name="T3" style:family="text">
      <style:text-properties officeooo:rsid="000c7e19"/>
    </style:style>
    <style:style style:name="T4" style:family="text">
      <style:text-properties officeooo:rsid="000dc567"/>
    </style:style>
    <style:style style:name="T5" style:family="text">
      <style:text-properties style:text-underline-style="none"/>
    </style:style>
    <style:style style:name="T6" style:family="text">
      <style:text-properties officeooo:rsid="00175bff"/>
    </style:style>
    <style:style style:name="T7" style:family="text">
      <style:text-properties officeooo:rsid="00194d54"/>
    </style:style>
    <style:style style:name="T8" style:family="text">
      <style:text-properties fo:font-size="13pt" fo:font-weight="normal" officeooo:rsid="00051a10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05caad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94d54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9ef08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19eff4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solid" style:text-underline-width="auto" style:text-underline-color="font-color" fo:font-weight="normal" officeooo:rsid="000dc567" style:font-size-asian="11.3500003814697pt" style:font-weight-asian="normal" style:font-size-complex="13pt" style:font-weight-complex="normal"/>
    </style:style>
    <style:style style:name="T14" style:family="text">
      <style:text-properties fo:font-size="13pt" style:text-underline-style="solid" style:text-underline-width="auto" style:text-underline-color="font-color" fo:font-weight="normal" officeooo:rsid="0019eff4" style:font-size-asian="11.3500003814697pt" style:font-weight-asian="normal" style:font-size-complex="13pt" style:font-weight-complex="normal"/>
    </style:style>
    <style:style style:name="T15" style:family="text">
      <style:text-properties fo:font-size="13pt" style:text-underline-style="none" fo:font-weight="normal" officeooo:rsid="000dc567" style:font-size-asian="11.3500003814697pt" style:font-weight-asian="normal" style:font-size-complex="13pt" style:font-weight-complex="normal"/>
    </style:style>
    <style:style style:name="T16" style:family="text">
      <style:text-properties fo:font-size="13pt" style:text-underline-style="none" fo:font-weight="normal" officeooo:rsid="0019eff4" style:font-size-asian="11.3500003814697pt" style:font-weight-asian="normal" style:font-size-complex="13pt" style:font-weight-complex="normal"/>
    </style:style>
    <style:style style:name="T17" style:family="text">
      <style:text-properties officeooo:rsid="0019ef08"/>
    </style:style>
    <style:style style:name="T18" style:family="text">
      <style:text-properties officeooo:rsid="0019eff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add3f" style:font-weight-asian="bold" style:font-weight-complex="bold"/>
    </style:style>
    <style:style style:name="T21" style:family="text">
      <style:text-properties officeooo:rsid="001add3f"/>
    </style:style>
    <style:style style:name="T22" style:family="text">
      <style:text-properties officeooo:rsid="001bf27a"/>
    </style:style>
    <style:style style:name="T23" style:family="text">
      <style:text-properties officeooo:rsid="001dc3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ocument </text:p>
      <text:p text:style-name="P3">Rohit kanojia</text:p>
      <text:p text:style-name="P2"/>
      <text:p text:style-name="P10">Employee</text:p>
      <text:p text:style-name="P9">-All Employee have AccountBalance <text:span text:style-name="T6">type of employee and salary</text:span>.</text:p>
      <text:p text:style-name="P9">-<text:span text:style-name="T4">if Employee is Union member charges </text:span><text:span text:style-name="T6">and other charges</text:span><text:span text:style-name="T4"> are deducted every </text:span><text:span text:style-name="T6">payment date of an Employee.</text:span></text:p>
      <text:p text:style-name="P9">-Each Employee have one of two Payment system.</text:p>
      <text:p text:style-name="P5">1) Types of Employee <text:span text:style-name="T3">Payment</text:span></text:p>
      <text:p text:style-name="P5"><text:tab/>a) Salaried Employee</text:p>
      <text:p text:style-name="P5"><text:tab/><text:tab/><text:span text:style-name="T1">i. By default all salaried employee contain attributes CommisionRate and BasePay.</text:span></text:p>
      <text:p text:style-name="P14"><text:span text:style-name="T8"><text:tab/><text:tab/></text:span><text:span text:style-name="T9">ii. When ever employee is created its BasePay Pay-date id set to </text:span><text:span text:style-name="T10">1</text:span><text:span text:style-name="T2">h</text:span><text:span text:style-name="T9"> of t</text:span><text:span text:style-name="T10">he next <text:tab/><text:tab/><text:tab/><text:tab/>month.</text:span></text:p>
      <text:p text:style-name="P14"><text:span text:style-name="T8"><text:tab/><text:tab/></text:span><text:span text:style-name="T10">iii</text:span><text:span text:style-name="T9">. Commision is calculated as the commision rate times the Sales Reciept <text:tab/><text:tab/><text:tab/>amount recieved by this employee </text:span><text:span text:style-name="T10">on the day of </text:span><text:span text:style-name="T11">next payment.</text:span></text:p>
      <text:p text:style-name="P5"/>
      <text:p text:style-name="P5"><text:tab/><text:span text:style-name="T1">b) Hourly Employee</text:span></text:p>
      <text:p text:style-name="P8"><text:tab/><text:tab/>i. By defaulf Hourly employee contains HourlyRate attribute.</text:p>
      <text:p text:style-name="P5"><text:tab/><text:tab/><text:span text:style-name="T1">ii. Pay-date is set </text:span><text:span text:style-name="T6">for date(</text:span><text:span text:style-name="T7">8</text:span><text:span text:style-name="T6">, 15, 22, 30).</text:span></text:p>
      <text:p text:style-name="P5"><text:tab/><text:tab/><text:span text:style-name="T3">iii. Payment is made by calculating working hours and extra time from <text:tab/><text:tab/><text:tab/><text:tab/> <text:s text:c="5"/>TimeCard </text:span><text:span text:style-name="T6">every day</text:span><text:span text:style-name="T3">.</text:span></text:p>
      <text:p text:style-name="P6"/>
      <text:p text:style-name="P11">Database</text:p>
      <text:p text:style-name="P7">- <text:span text:style-name="T17">Data for each day is read from a text file for each employee such as hours worked, commision and percent of commision.</text:span></text:p>
      <text:p text:style-name="P7"/>
      <text:p text:style-name="P11">Payroll<text:span text:style-name="T18">database</text:span></text:p>
      <text:p text:style-name="P7">Gives following functions</text:p>
      <text:p text:style-name="P12">1) Add an Employee <text:s/><text:span text:style-name="T5"><text:s/>- Takes detail of Employees and adds to database</text:span></text:p>
      <text:p text:style-name="P12">2) Show Employee Detail<text:span text:style-name="T5"> – Takes Employee Id and shows detail (inc. Acc Balance)</text:span></text:p>
      <text:p text:style-name="P12">3) Delete Employee<text:span text:style-name="T5"> – Takes employee id input and deletes the employee</text:span></text:p>
      <text:p text:style-name="P15"><text:span text:style-name="T13">4) </text:span><text:span text:style-name="T14">G</text:span><text:span text:style-name="T13">etAllEmployees</text:span><text:span text:style-name="T15"> – </text:span><text:span text:style-name="T16">collection of all employee in company.</text:span></text:p>
      <text:p text:style-name="P13"/>
      <text:p text:style-name="P13">Transaction</text:p>
      <text:p text:style-name="P4">- <text:span text:style-name="T12">It calculate commision and daily wages as time card and sales report provides, it directly add amount to employee detail.</text:span></text:p>
      <text:p text:style-name="P16"/>
      <text:p text:style-name="P16"><text:span text:style-name="T20">D</text:span><text:span text:style-name="T19">istributor</text:span><text:tab/></text:p>
      <text:p text:style-name="P16">- <text:span text:style-name="T21">It ditribute money to employee <text:s/>if it a day of payment.</text:span></text:p>
      <text:p text:style-name="P16"/>
      <text:p text:style-name="P18">Addunion</text:p>
      <text:p text:style-name="P17">- It add the union cost to employee every month.</text:p>
      <text:p text:style-name="P17"/>
      <text:p text:style-name="P18">Othercharges</text:p>
      <text:p text:style-name="P16">- <text:span text:style-name="T22">some other charges which must be subtracted from employee salary.(</text:span><text:span text:style-name="T23">e</text:span><text:span text:style-name="T22">g membership fees)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23:44:58.645693077</meta:creation-date>
    <meta:generator>LibreOffice/6.4.2.2$Linux_X86_64 LibreOffice_project/40$Build-2</meta:generator>
    <dc:date>2020-05-11T09:11:51.007553603</dc:date>
    <meta:editing-duration>PT1H3M4S</meta:editing-duration>
    <meta:editing-cycles>10</meta:editing-cycles>
    <meta:document-statistic meta:table-count="0" meta:image-count="0" meta:object-count="0" meta:page-count="1" meta:paragraph-count="31" meta:word-count="266" meta:character-count="1641" meta:non-whitespace-character-count="1367"/>
  </office:meta>
</office:document-meta>
</file>